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ize="10pt" officeooo:rsid="0421ab6a" officeooo:paragraph-rsid="0423fe33" style:font-size-asian="10pt" style:font-size-complex="10pt"/>
    </style:style>
    <style:style style:name="P4" style:family="paragraph" style:parent-style-name="Text_20_body">
      <style:text-properties style:font-name="David CLM" officeooo:rsid="03cef24e" officeooo:paragraph-rsid="03cef24e" style:font-name-complex="David CLM"/>
    </style:style>
    <style:style style:name="P5" style:family="paragraph" style:parent-style-name="Text_20_body">
      <style:text-properties style:font-name="David CLM" officeooo:rsid="03d5b0c9" officeooo:paragraph-rsid="03d5b0c9" style:font-name-complex="David CLM"/>
    </style:style>
    <style:style style:name="P6" style:family="paragraph" style:parent-style-name="Text_20_body">
      <style:text-properties style:font-name="David CLM" officeooo:rsid="03e95b2d" officeooo:paragraph-rsid="03e95b2d" style:font-name-complex="David CLM"/>
    </style:style>
    <style:style style:name="P7" style:family="paragraph" style:parent-style-name="Text_20_body">
      <style:text-properties style:font-name="David CLM" officeooo:rsid="03d9e51c" officeooo:paragraph-rsid="03d9e51c" style:font-name-complex="David CLM"/>
    </style:style>
    <style:style style:name="P8" style:family="paragraph" style:parent-style-name="Text_20_body">
      <style:text-properties style:font-name="David CLM" officeooo:rsid="03de516c" officeooo:paragraph-rsid="03dec234" style:font-name-complex="David CLM"/>
    </style:style>
    <style:style style:name="P9" style:family="paragraph" style:parent-style-name="Text_20_body">
      <style:text-properties style:font-name="David CLM" officeooo:rsid="03dbf5ec" officeooo:paragraph-rsid="03dec234" style:font-name-complex="David CLM"/>
    </style:style>
    <style:style style:name="P10" style:family="paragraph" style:parent-style-name="Text_20_body">
      <style:text-properties style:font-name="David CLM" officeooo:rsid="03e0f9b8" officeooo:paragraph-rsid="041ee952" style:font-name-complex="David CLM"/>
    </style:style>
    <style:style style:name="P11" style:family="paragraph" style:parent-style-name="Text_20_body">
      <style:text-properties style:font-name="David CLM" officeooo:rsid="03e0f9b8" officeooo:paragraph-rsid="042257ad" style:font-name-complex="David CLM"/>
    </style:style>
    <style:style style:name="P12" style:family="paragraph" style:parent-style-name="Text_20_body">
      <style:text-properties style:font-name="David CLM" officeooo:rsid="03e8f913" officeooo:paragraph-rsid="03eb0a9e" style:font-name-complex="David CLM"/>
    </style:style>
    <style:style style:name="P13" style:family="paragraph" style:parent-style-name="Text_20_body">
      <style:text-properties style:font-name="David CLM" officeooo:rsid="03f795a0" officeooo:paragraph-rsid="03f795a0" style:font-name-complex="David CLM"/>
    </style:style>
    <style:style style:name="P14" style:family="paragraph" style:parent-style-name="Text_20_body">
      <style:text-properties style:font-name="David CLM" officeooo:rsid="03f9f5ef" officeooo:paragraph-rsid="0438cb8c" style:font-name-complex="David CLM"/>
    </style:style>
    <style:style style:name="P15" style:family="paragraph" style:parent-style-name="Text_20_body">
      <style:text-properties style:font-name="David CLM" officeooo:rsid="03f9f5ef" officeooo:paragraph-rsid="0463f0ef" style:font-name-complex="David CLM"/>
    </style:style>
    <style:style style:name="P16" style:family="paragraph" style:parent-style-name="Text_20_body">
      <style:text-properties style:font-name="David CLM" officeooo:rsid="0451dc0a" officeooo:paragraph-rsid="0451dc0a" style:font-name-complex="David CLM"/>
    </style:style>
    <style:style style:name="P17" style:family="paragraph" style:parent-style-name="Text_20_body">
      <style:text-properties style:font-name="David CLM" officeooo:rsid="0451dc0a" officeooo:paragraph-rsid="0485805d" style:font-name-complex="David CLM"/>
    </style:style>
    <style:style style:name="P18" style:family="paragraph" style:parent-style-name="Text_20_body">
      <style:text-properties style:font-name="David CLM" officeooo:rsid="02d00e5f" officeooo:paragraph-rsid="032aa1da" style:font-name-complex="David CLM"/>
    </style:style>
    <style:style style:name="P19" style:family="paragraph" style:parent-style-name="Text_20_body">
      <style:text-properties style:font-name="David CLM" officeooo:rsid="0485805d" officeooo:paragraph-rsid="048c6a44" style:font-name-complex="David CLM"/>
    </style:style>
    <style:style style:name="P20" style:family="paragraph" style:parent-style-name="Text_20_body">
      <style:text-properties style:font-name="David CLM" officeooo:rsid="048764be" officeooo:paragraph-rsid="048764be" style:font-name-complex="David CLM"/>
    </style:style>
    <style:style style:name="P21"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2" style:family="paragraph" style:parent-style-name="Text_20_body">
      <style:text-properties officeooo:paragraph-rsid="046f208a"/>
    </style:style>
    <style:style style:name="P23" style:family="paragraph" style:parent-style-name="Text_20_body">
      <style:text-properties style:text-line-through-style="solid" style:text-line-through-type="single" style:font-name="David CLM" fo:font-style="normal" officeooo:rsid="04924b22" officeooo:paragraph-rsid="032aa1da" style:font-style-asian="normal" style:font-name-complex="David CLM" style:font-style-complex="normal"/>
    </style:style>
    <style:style style:name="P24"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25" style:family="paragraph" style:parent-style-name="Text_20_body">
      <style:paragraph-properties fo:text-align="end" style:justify-single-word="false" style:writing-mode="rl-tb"/>
      <style:text-properties style:font-name="David CLM" officeooo:rsid="0452b626" officeooo:paragraph-rsid="045c373e" style:font-name-complex="David CLM"/>
    </style:style>
    <style:style style:name="P26"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7" style:family="paragraph" style:parent-style-name="Text_20_body">
      <style:paragraph-properties fo:text-align="end" style:justify-single-word="false" style:writing-mode="rl-tb"/>
      <style:text-properties style:font-name="David CLM" officeooo:rsid="04602a4b" officeooo:paragraph-rsid="056e6949" style:font-name-complex="David CLM"/>
    </style:style>
    <style:style style:name="P28" style:family="paragraph" style:parent-style-name="Text_20_body">
      <style:paragraph-properties fo:text-align="end" style:justify-single-word="false" style:writing-mode="rl-tb"/>
      <style:text-properties style:font-name="David CLM" officeooo:rsid="045c373e" officeooo:paragraph-rsid="04c0d0a7" style:font-name-complex="David CLM"/>
    </style:style>
    <style:style style:name="P29" style:family="paragraph" style:parent-style-name="Text_20_body">
      <style:paragraph-properties fo:text-align="end" style:justify-single-word="false" style:writing-mode="rl-tb"/>
      <style:text-properties style:font-name="David CLM" officeooo:rsid="056e6949" officeooo:paragraph-rsid="056e6949" style:font-name-complex="David CLM"/>
    </style:style>
    <style:style style:name="P30" style:family="paragraph" style:parent-style-name="Text_20_body">
      <style:paragraph-properties fo:text-align="end" style:justify-single-word="false" style:writing-mode="rl-tb"/>
      <style:text-properties style:font-name="David CLM" officeooo:rsid="052ac6a9" officeooo:paragraph-rsid="056e6949" style:font-name-complex="David CLM"/>
    </style:style>
    <style:style style:name="P31"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2"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33"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34"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35"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36"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37"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38"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39" style:family="paragraph" style:parent-style-name="Text_20_body">
      <style:paragraph-properties fo:margin-top="0.1965in" fo:margin-bottom="0in" loext:contextual-spacing="false" fo:text-align="end" style:justify-single-word="false" style:writing-mode="rl-tb"/>
      <style:text-properties style:font-name="David CLM" fo:font-style="normal" officeooo:rsid="04349bb9" officeooo:paragraph-rsid="056b0a1d" style:font-style-asian="normal" style:font-name-complex="David CLM" style:font-style-complex="normal"/>
    </style:style>
    <style:style style:name="P40"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41"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42"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43"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44"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4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style:font-name-complex="David CLM"/>
    </style:style>
    <style:style style:name="P4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fo:font-size="32pt" style:font-size-asian="32pt" style:font-name-complex="David CLM"/>
    </style:style>
    <style:style style:name="P47"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48"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49"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50" style:family="paragraph" style:parent-style-name="Heading_20_2">
      <style:text-properties officeooo:paragraph-rsid="0463f0ef"/>
    </style:style>
    <style:style style:name="P51" style:family="paragraph" style:parent-style-name="Heading_20_2">
      <style:text-properties officeooo:paragraph-rsid="0485805d"/>
    </style:style>
    <style:style style:name="P52" style:family="paragraph" style:parent-style-name="Heading_20_2">
      <style:text-properties officeooo:rsid="0485805d" officeooo:paragraph-rsid="0485805d"/>
    </style:style>
    <style:style style:name="P53" style:family="paragraph" style:parent-style-name="Text_20_body" style:list-style-name="L1">
      <style:text-properties style:font-name="David CLM" officeooo:rsid="03cf9f91" officeooo:paragraph-rsid="03cf9f91" style:font-name-complex="David CLM"/>
    </style:style>
    <style:style style:name="P54" style:family="paragraph" style:parent-style-name="Text_20_body" style:list-style-name="L2">
      <style:text-properties style:font-name="David CLM" officeooo:paragraph-rsid="03eb0a9e" style:font-name-complex="David CLM"/>
    </style:style>
    <style:style style:name="P55" style:family="paragraph" style:parent-style-name="Text_20_body" style:list-style-name="L2">
      <style:text-properties style:font-name="David CLM" officeooo:rsid="03ef3c7f" officeooo:paragraph-rsid="03ef3c7f" style:font-name-complex="David CLM"/>
    </style:style>
    <style:style style:name="P56" style:family="paragraph" style:parent-style-name="Text_20_body" style:list-style-name="L5">
      <style:text-properties style:font-name="David CLM" officeooo:rsid="034a79d0" officeooo:paragraph-rsid="034d7f0d" style:font-name-complex="David CLM"/>
    </style:style>
    <style:style style:name="P57" style:family="paragraph" style:parent-style-name="Text_20_body" style:list-style-name="L5">
      <style:text-properties style:font-name="David CLM" officeooo:rsid="03991ea0" officeooo:paragraph-rsid="03991ea0" style:font-name-complex="David CLM"/>
    </style:style>
    <style:style style:name="P58" style:family="paragraph" style:parent-style-name="Text_20_body" style:list-style-name="L5">
      <style:text-properties style:font-name="David CLM" officeooo:rsid="04526096" officeooo:paragraph-rsid="05724ad5" style:font-name-complex="David CLM"/>
    </style:style>
    <style:style style:name="P59" style:family="paragraph" style:parent-style-name="Text_20_body" style:list-style-name="L5">
      <style:text-properties officeooo:paragraph-rsid="05724ad5"/>
    </style:style>
    <style:style style:name="P60" style:family="paragraph" style:parent-style-name="Text_20_body">
      <style:paragraph-properties fo:text-align="end" style:justify-single-word="false" style:writing-mode="rl-tb"/>
      <style:text-properties style:font-name="David CLM" officeooo:rsid="0539ab6e" officeooo:paragraph-rsid="055c4a6e" style:font-name-complex="David CLM"/>
    </style:style>
    <style:style style:name="P61" style:family="paragraph" style:parent-style-name="Text_20_body">
      <style:paragraph-properties fo:text-align="end" style:justify-single-word="false" style:writing-mode="rl-tb"/>
      <style:text-properties style:font-name="David CLM" officeooo:rsid="051927c2" officeooo:paragraph-rsid="055a6dac" style:font-name-complex="David CLM"/>
    </style:style>
    <style:style style:name="P62" style:family="paragraph" style:parent-style-name="Text_20_body">
      <style:paragraph-properties fo:text-align="end" style:justify-single-word="false" style:writing-mode="rl-tb"/>
      <style:text-properties officeooo:rsid="055c4a6e" officeooo:paragraph-rsid="055c4a6e"/>
    </style:style>
    <style:style style:name="P63" style:family="paragraph" style:parent-style-name="Text_20_body">
      <style:paragraph-properties fo:text-align="end" style:justify-single-word="false" style:writing-mode="rl-tb"/>
      <style:text-properties officeooo:rsid="055c4a6e" officeooo:paragraph-rsid="057faa8a"/>
    </style:style>
    <style:style style:name="P64" style:family="paragraph" style:parent-style-name="Text_20_body">
      <style:paragraph-properties fo:text-align="end" style:justify-single-word="false" style:writing-mode="rl-tb"/>
      <style:text-properties officeooo:rsid="05775c98" officeooo:paragraph-rsid="059777c2"/>
    </style:style>
    <style:style style:name="P65" style:family="paragraph" style:parent-style-name="Text_20_body">
      <style:paragraph-properties fo:text-align="end" style:justify-single-word="false" style:writing-mode="rl-tb"/>
      <style:text-properties officeooo:rsid="0579d1eb" officeooo:paragraph-rsid="058707ad"/>
    </style:style>
    <style:style style:name="P66" style:family="paragraph" style:parent-style-name="Text_20_body" style:list-style-name="L6">
      <style:paragraph-properties fo:text-align="end" style:justify-single-word="false" style:writing-mode="rl-tb"/>
      <style:text-properties officeooo:rsid="057faa8a" officeooo:paragraph-rsid="057faa8a"/>
    </style:style>
    <style:style style:name="P67" style:family="paragraph" style:parent-style-name="Text_20_body" style:list-style-name="L6">
      <style:paragraph-properties fo:text-align="end" style:justify-single-word="false" style:writing-mode="rl-tb"/>
      <style:text-properties officeooo:rsid="057faa8a" officeooo:paragraph-rsid="05948afd"/>
    </style:style>
    <style:style style:name="P68" style:family="paragraph" style:parent-style-name="Text_20_body">
      <style:paragraph-properties fo:text-align="end" style:justify-single-word="false" style:writing-mode="rl-tb"/>
      <style:text-properties fo:font-weight="normal" officeooo:rsid="057faa8a" officeooo:paragraph-rsid="05948afd" style:font-weight-asian="normal" style:font-weight-complex="normal"/>
    </style:style>
    <style:style style:name="P69" style:family="paragraph" style:parent-style-name="Text_20_body" style:list-style-name="L7">
      <style:paragraph-properties fo:text-align="end" style:justify-single-word="false" style:writing-mode="rl-tb"/>
      <style:text-properties officeooo:rsid="058707ad" officeooo:paragraph-rsid="059bf330"/>
    </style:style>
    <style:style style:name="P70" style:family="paragraph" style:parent-style-name="Text_20_body" style:list-style-name="L7">
      <style:paragraph-properties fo:text-align="end" style:justify-single-word="false" style:writing-mode="rl-tb"/>
      <style:text-properties officeooo:rsid="058bde98" officeooo:paragraph-rsid="059ef3f7"/>
    </style:style>
    <style:style style:name="P71" style:family="paragraph" style:parent-style-name="Text_20_body">
      <style:paragraph-properties fo:text-align="end" style:justify-single-word="false" style:writing-mode="rl-tb"/>
      <style:text-properties officeooo:rsid="059a6396" officeooo:paragraph-rsid="059a6396"/>
    </style:style>
    <style:style style:name="P72"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73"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74"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75"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76"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77"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43bcac0"/>
    </style:style>
    <style:style style:name="P78" style:family="paragraph" style:parent-style-name="Footnote">
      <style:text-properties officeooo:rsid="0573f355" officeooo:paragraph-rsid="0573f355"/>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bold" officeooo:rsid="050d9ed7"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39b5884" style:font-weight-asian="normal" style:font-weight-complex="normal"/>
    </style:style>
    <style:style style:name="T14" style:family="text">
      <style:text-properties fo:font-weight="normal" officeooo:rsid="039d214d" style:font-weight-asian="normal" style:font-weight-complex="normal"/>
    </style:style>
    <style:style style:name="T15" style:family="text">
      <style:text-properties fo:font-weight="normal" officeooo:rsid="039d49e1" style:font-weight-asian="normal" style:font-weight-complex="normal"/>
    </style:style>
    <style:style style:name="T16" style:family="text">
      <style:text-properties fo:font-weight="normal" officeooo:rsid="03a91d1e" style:font-weight-asian="normal" style:font-weight-complex="normal"/>
    </style:style>
    <style:style style:name="T17" style:family="text">
      <style:text-properties fo:font-weight="normal" officeooo:rsid="03aa109c" style:font-weight-asian="normal" style:font-weight-complex="normal"/>
    </style:style>
    <style:style style:name="T18" style:family="text">
      <style:text-properties fo:font-weight="normal" officeooo:rsid="03bb2cd0" style:font-weight-asian="normal" style:font-weight-complex="normal"/>
    </style:style>
    <style:style style:name="T19" style:family="text">
      <style:text-properties fo:font-weight="normal" officeooo:rsid="03c31f1c" style:font-weight-asian="normal" style:font-weight-complex="normal"/>
    </style:style>
    <style:style style:name="T20" style:family="text">
      <style:text-properties fo:font-weight="normal" officeooo:rsid="03e1a74c" style:font-weight-asian="normal" style:font-weight-complex="normal"/>
    </style:style>
    <style:style style:name="T21" style:family="text">
      <style:text-properties fo:font-weight="normal" officeooo:rsid="03eaf4ec" style:font-weight-asian="normal" style:font-weight-complex="normal"/>
    </style:style>
    <style:style style:name="T22" style:family="text">
      <style:text-properties fo:font-weight="normal" officeooo:rsid="03ebe990" style:font-weight-asian="normal" style:font-weight-complex="normal"/>
    </style:style>
    <style:style style:name="T23" style:family="text">
      <style:text-properties fo:font-weight="normal" officeooo:rsid="03ed3fcd" style:font-weight-asian="normal" style:font-weight-complex="normal"/>
    </style:style>
    <style:style style:name="T24" style:family="text">
      <style:text-properties fo:font-weight="normal" officeooo:rsid="03ef2760" style:font-weight-asian="normal" style:font-weight-complex="normal"/>
    </style:style>
    <style:style style:name="T25" style:family="text">
      <style:text-properties fo:font-weight="normal" officeooo:rsid="0407a8fe" style:font-weight-asian="normal" style:font-weight-complex="normal"/>
    </style:style>
    <style:style style:name="T26" style:family="text">
      <style:text-properties fo:font-weight="normal" officeooo:rsid="0407c322" style:font-weight-asian="normal" style:font-weight-complex="normal"/>
    </style:style>
    <style:style style:name="T27" style:family="text">
      <style:text-properties fo:font-weight="normal" officeooo:rsid="0422e2c2" style:font-weight-asian="normal" style:font-weight-complex="normal"/>
    </style:style>
    <style:style style:name="T28" style:family="text">
      <style:text-properties fo:font-weight="normal" officeooo:rsid="0436fb9e" style:font-weight-asian="normal" style:font-weight-complex="normal"/>
    </style:style>
    <style:style style:name="T29" style:family="text">
      <style:text-properties fo:font-weight="normal" officeooo:rsid="0438cb8c" style:font-weight-asian="normal" style:font-weight-complex="normal"/>
    </style:style>
    <style:style style:name="T30" style:family="text">
      <style:text-properties fo:font-weight="normal" officeooo:rsid="0440e2a4" style:font-weight-asian="normal" style:font-weight-complex="normal"/>
    </style:style>
    <style:style style:name="T31" style:family="text">
      <style:text-properties fo:font-weight="normal" officeooo:rsid="044768a8" style:font-weight-asian="normal" style:font-weight-complex="normal"/>
    </style:style>
    <style:style style:name="T32" style:family="text">
      <style:text-properties fo:font-weight="normal" officeooo:rsid="0450759c" style:font-weight-asian="normal" style:font-weight-complex="normal"/>
    </style:style>
    <style:style style:name="T33" style:family="text">
      <style:text-properties fo:font-weight="normal" officeooo:rsid="0463f0ef" style:font-weight-asian="normal" style:font-weight-complex="normal"/>
    </style:style>
    <style:style style:name="T34" style:family="text">
      <style:text-properties fo:font-weight="normal" officeooo:rsid="050d9ed7" style:font-weight-asian="normal" style:font-weight-complex="normal"/>
    </style:style>
    <style:style style:name="T35" style:family="text">
      <style:text-properties fo:font-weight="normal" officeooo:rsid="0516b5aa" style:font-weight-asian="normal" style:font-weight-complex="normal"/>
    </style:style>
    <style:style style:name="T36" style:family="text">
      <style:text-properties fo:font-weight="normal" officeooo:rsid="056f8268" style:font-weight-asian="normal" style:font-weight-complex="normal"/>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38992e2"/>
    </style:style>
    <style:style style:name="T40" style:family="text">
      <style:text-properties officeooo:rsid="038f7521"/>
    </style:style>
    <style:style style:name="T41" style:family="text">
      <style:text-properties officeooo:rsid="03964b0c"/>
    </style:style>
    <style:style style:name="T42" style:family="text">
      <style:text-properties officeooo:rsid="039d49e1"/>
    </style:style>
    <style:style style:name="T43" style:family="text">
      <style:text-properties officeooo:rsid="03ad70a7"/>
    </style:style>
    <style:style style:name="T44" style:family="text">
      <style:text-properties officeooo:rsid="03b73bf5"/>
    </style:style>
    <style:style style:name="T45" style:family="text">
      <style:text-properties officeooo:rsid="03be1de8"/>
    </style:style>
    <style:style style:name="T46" style:family="text">
      <style:text-properties officeooo:rsid="03c26b58"/>
    </style:style>
    <style:style style:name="T47" style:family="text">
      <style:text-properties officeooo:rsid="03cf9f91"/>
    </style:style>
    <style:style style:name="T48" style:family="text">
      <style:text-properties officeooo:rsid="03d5b0c9"/>
    </style:style>
    <style:style style:name="T49" style:family="text">
      <style:text-properties officeooo:rsid="03dbf5ec"/>
    </style:style>
    <style:style style:name="T50" style:family="text">
      <style:text-properties officeooo:rsid="03e1a74c"/>
    </style:style>
    <style:style style:name="T51" style:family="text">
      <style:text-properties officeooo:rsid="03e95b2d"/>
    </style:style>
    <style:style style:name="T52" style:family="text">
      <style:text-properties officeooo:rsid="03f69098"/>
    </style:style>
    <style:style style:name="T53" style:family="text">
      <style:text-properties officeooo:rsid="041b1e39"/>
    </style:style>
    <style:style style:name="T54" style:family="text">
      <style:text-properties style:text-position="9% 100%" fo:font-size="36pt" fo:font-weight="normal" style:font-size-asian="36pt" style:font-weight-asian="normal" style:font-weight-complex="normal"/>
    </style:style>
    <style:style style:name="T55"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56" style:family="text">
      <style:text-properties fo:font-size="36pt" style:font-size-asian="36pt"/>
    </style:style>
    <style:style style:name="T57" style:family="text">
      <style:text-properties fo:font-size="36pt" fo:font-weight="bold" style:font-size-asian="36pt" style:font-weight-asian="bold"/>
    </style:style>
    <style:style style:name="T58" style:family="text">
      <style:text-properties fo:font-size="36pt" fo:font-weight="normal" style:font-size-asian="36pt" style:font-weight-asian="normal"/>
    </style:style>
    <style:style style:name="T59" style:family="text">
      <style:text-properties fo:font-size="36pt" fo:font-weight="normal" officeooo:rsid="044bca82" style:font-size-asian="36pt" style:font-weight-asian="normal"/>
    </style:style>
    <style:style style:name="T60" style:family="text">
      <style:text-properties officeooo:rsid="0438cb8c"/>
    </style:style>
    <style:style style:name="T61" style:family="text">
      <style:text-properties fo:font-size="26pt" fo:font-style="italic" fo:font-weight="bold" style:font-size-asian="26pt" style:font-style-asian="italic" style:font-weight-asian="bold" style:font-style-complex="italic"/>
    </style:style>
    <style:style style:name="T62" style:family="text">
      <style:text-properties fo:font-size="26pt" fo:font-style="italic" style:font-size-asian="26pt" style:font-style-asian="italic"/>
    </style:style>
    <style:style style:name="T63" style:family="text">
      <style:text-properties fo:font-size="26pt" style:font-size-asian="26pt"/>
    </style:style>
    <style:style style:name="T64" style:family="text">
      <style:text-properties fo:font-size="26pt" officeooo:rsid="043dc8b6" style:font-size-asian="26pt"/>
    </style:style>
    <style:style style:name="T65" style:family="text">
      <style:text-properties fo:font-size="26pt" officeooo:rsid="043e658c" style:font-size-asian="26pt"/>
    </style:style>
    <style:style style:name="T66" style:family="text">
      <style:text-properties style:text-position="10% 100%" fo:font-size="32pt" fo:font-weight="bold" style:font-size-asian="32pt" style:font-weight-asian="bold" style:font-weight-complex="bold"/>
    </style:style>
    <style:style style:name="T67" style:family="text">
      <style:text-properties fo:font-size="32pt" fo:font-weight="bold" style:font-size-asian="32pt" style:font-weight-asian="bold" style:font-weight-complex="bold"/>
    </style:style>
    <style:style style:name="T68" style:family="text">
      <style:text-properties fo:font-size="32pt" style:font-size-asian="32pt"/>
    </style:style>
    <style:style style:name="T69" style:family="text">
      <style:text-properties fo:font-size="32pt" officeooo:rsid="0457e643" style:font-size-asian="32pt"/>
    </style:style>
    <style:style style:name="T70" style:family="text">
      <style:text-properties fo:font-size="32pt" officeooo:rsid="048257ac" style:font-size-asian="32pt"/>
    </style:style>
    <style:style style:name="T71" style:family="text">
      <style:text-properties fo:font-size="32pt" fo:font-style="italic" style:font-size-asian="32pt" style:font-style-asian="italic"/>
    </style:style>
    <style:style style:name="T72" style:family="text">
      <style:text-properties fo:font-size="32pt" fo:font-style="italic" style:font-size-asian="32pt" style:font-style-asian="italic" style:font-style-complex="italic"/>
    </style:style>
    <style:style style:name="T73" style:family="text">
      <style:text-properties officeooo:rsid="045d7975"/>
    </style:style>
    <style:style style:name="T74" style:family="text">
      <style:text-properties officeooo:rsid="04645879"/>
    </style:style>
    <style:style style:name="T75" style:family="text">
      <style:text-properties officeooo:rsid="046725e1"/>
    </style:style>
    <style:style style:name="T76" style:family="text">
      <style:text-properties style:font-name="David CLM" style:font-name-complex="David CLM"/>
    </style:style>
    <style:style style:name="T77" style:family="text">
      <style:text-properties style:font-name="David CLM" officeooo:rsid="0469762f" style:font-name-complex="David CLM"/>
    </style:style>
    <style:style style:name="T78" style:family="text">
      <style:text-properties style:font-name="David CLM" officeooo:rsid="046b37f6" style:font-name-complex="David CLM"/>
    </style:style>
    <style:style style:name="T79" style:family="text">
      <style:text-properties style:font-name="David CLM" officeooo:rsid="046d0031" style:font-name-complex="David CLM"/>
    </style:style>
    <style:style style:name="T80" style:family="text">
      <style:text-properties style:font-name="David CLM" officeooo:rsid="0472ef45" style:font-name-complex="David CLM"/>
    </style:style>
    <style:style style:name="T81" style:family="text">
      <style:text-properties style:font-name="David CLM" officeooo:rsid="0474a55d" style:font-name-complex="David CLM"/>
    </style:style>
    <style:style style:name="T82" style:family="text">
      <style:text-properties style:font-name="David CLM" officeooo:rsid="0474cbe6" style:font-name-complex="David CLM"/>
    </style:style>
    <style:style style:name="T83" style:family="text">
      <style:text-properties style:font-name="David CLM" officeooo:rsid="0476a54b" style:font-name-complex="David CLM"/>
    </style:style>
    <style:style style:name="T84" style:family="text">
      <style:text-properties style:font-name="David CLM" officeooo:rsid="057c2f98" style:font-name-complex="David CLM"/>
    </style:style>
    <style:style style:name="T85" style:family="text">
      <style:text-properties style:font-name="David CLM" officeooo:rsid="057d88f4" style:font-name-complex="David CLM"/>
    </style:style>
    <style:style style:name="T86" style:family="text">
      <style:text-properties style:font-name="David CLM" officeooo:rsid="057ebdf5" style:font-name-complex="David CLM"/>
    </style:style>
    <style:style style:name="T87" style:family="text">
      <style:text-properties style:font-name="David CLM" officeooo:rsid="057faa8a" style:font-name-complex="David CLM"/>
    </style:style>
    <style:style style:name="T88" style:family="text">
      <style:text-properties style:font-name="David CLM" officeooo:rsid="0592c462" style:font-name-complex="David CLM"/>
    </style:style>
    <style:style style:name="T89" style:family="text">
      <style:text-properties style:font-name="David CLM" officeooo:rsid="05a0d404" style:font-name-complex="David CLM"/>
    </style:style>
    <style:style style:name="T90" style:family="text">
      <style:text-properties style:font-name="David CLM" fo:font-size="12pt" officeooo:rsid="0476338c" style:font-size-asian="12pt" style:font-name-complex="David CLM" style:font-size-complex="12pt"/>
    </style:style>
    <style:style style:name="T91" style:family="text">
      <style:text-properties style:font-name="David CLM" fo:font-size="26pt" style:font-size-asian="26pt" style:font-name-complex="David CLM"/>
    </style:style>
    <style:style style:name="T92" style:family="text">
      <style:text-properties style:font-name="David CLM" fo:font-size="26pt" officeooo:rsid="043ce140" style:font-size-asian="26pt" style:font-name-complex="David CLM"/>
    </style:style>
    <style:style style:name="T93" style:family="text">
      <style:text-properties style:font-name="David CLM" fo:font-style="italic" officeooo:rsid="052c3209" style:font-style-asian="italic" style:font-name-complex="David CLM" style:font-style-complex="italic"/>
    </style:style>
    <style:style style:name="T94" style:family="text">
      <style:text-properties style:font-name="David CLM" fo:font-style="normal" style:font-style-asian="normal" style:font-name-complex="David CLM" style:font-style-complex="normal"/>
    </style:style>
    <style:style style:name="T95" style:family="text">
      <style:text-properties style:font-name="David CLM" fo:font-style="normal" officeooo:rsid="052c3209" style:font-style-asian="normal" style:font-name-complex="David CLM" style:font-style-complex="normal"/>
    </style:style>
    <style:style style:name="T96" style:family="text">
      <style:text-properties style:font-name="David CLM" fo:font-style="normal" officeooo:rsid="0539ab6e" style:font-style-asian="normal" style:font-name-complex="David CLM" style:font-style-complex="normal"/>
    </style:style>
    <style:style style:name="T97" style:family="text">
      <style:text-properties style:font-name="David CLM" fo:font-style="normal" officeooo:rsid="054ca236" style:font-style-asian="normal" style:font-name-complex="David CLM" style:font-style-complex="normal"/>
    </style:style>
    <style:style style:name="T98" style:family="text">
      <style:text-properties style:font-name="David CLM" fo:font-style="normal" officeooo:rsid="057936f2" style:font-style-asian="normal" style:font-name-complex="David CLM" style:font-style-complex="normal"/>
    </style:style>
    <style:style style:name="T99" style:family="text">
      <style:text-properties style:font-name="David CLM" fo:font-style="normal" officeooo:rsid="05812da7" style:font-style-asian="normal" style:font-name-complex="David CLM" style:font-style-complex="normal"/>
    </style:style>
    <style:style style:name="T100" style:family="text">
      <style:text-properties style:font-name="David CLM" fo:font-style="normal" officeooo:rsid="058262af" style:font-style-asian="normal" style:font-name-complex="David CLM" style:font-style-complex="normal"/>
    </style:style>
    <style:style style:name="T101" style:family="text">
      <style:text-properties style:font-name="David CLM" fo:font-style="normal" officeooo:rsid="058707ad" style:font-style-asian="normal" style:font-name-complex="David CLM" style:font-style-complex="normal"/>
    </style:style>
    <style:style style:name="T102" style:family="text">
      <style:text-properties style:font-name="David CLM" fo:font-style="normal" officeooo:rsid="0589a1c2" style:font-style-asian="normal" style:font-name-complex="David CLM" style:font-style-complex="normal"/>
    </style:style>
    <style:style style:name="T103" style:family="text">
      <style:text-properties style:font-name="David CLM" fo:font-style="normal" officeooo:rsid="058ab5df" style:font-style-asian="normal" style:font-name-complex="David CLM" style:font-style-complex="normal"/>
    </style:style>
    <style:style style:name="T104" style:family="text">
      <style:text-properties style:font-name="David CLM" fo:font-style="normal" officeooo:rsid="058d7845" style:font-style-asian="normal" style:font-name-complex="David CLM" style:font-style-complex="normal"/>
    </style:style>
    <style:style style:name="T105" style:family="text">
      <style:text-properties style:font-name="David CLM" fo:font-style="normal" officeooo:rsid="058df780" style:font-style-asian="normal" style:font-name-complex="David CLM" style:font-style-complex="normal"/>
    </style:style>
    <style:style style:name="T106" style:family="text">
      <style:text-properties style:font-name="David CLM" fo:font-style="normal" officeooo:rsid="0592c462" style:font-style-asian="normal" style:font-name-complex="David CLM" style:font-style-complex="normal"/>
    </style:style>
    <style:style style:name="T107" style:family="text">
      <style:text-properties style:font-name="David CLM" fo:font-style="normal" officeooo:rsid="057c2f98" style:font-style-asian="normal" style:font-name-complex="David CLM" style:font-style-complex="normal"/>
    </style:style>
    <style:style style:name="T108" style:family="text">
      <style:text-properties style:font-name="David CLM" fo:font-style="normal" officeooo:rsid="05948afd" style:font-style-asian="normal" style:font-name-complex="David CLM" style:font-style-complex="normal"/>
    </style:style>
    <style:style style:name="T109" style:family="text">
      <style:text-properties style:font-name="David CLM" fo:font-style="normal" officeooo:rsid="059777c2" style:font-style-asian="normal" style:font-name-complex="David CLM" style:font-style-complex="normal"/>
    </style:style>
    <style:style style:name="T110" style:family="text">
      <style:text-properties style:font-name="David CLM" fo:font-style="normal" officeooo:rsid="05997702" style:font-style-asian="normal" style:font-name-complex="David CLM" style:font-style-complex="normal"/>
    </style:style>
    <style:style style:name="T111" style:family="text">
      <style:text-properties style:font-name="David CLM" fo:font-style="normal" officeooo:rsid="059bf330" style:font-style-asian="normal" style:font-name-complex="David CLM" style:font-style-complex="normal"/>
    </style:style>
    <style:style style:name="T112" style:family="text">
      <style:text-properties style:font-name="David CLM" fo:font-style="normal" officeooo:rsid="059ddd60" style:font-style-asian="normal" style:font-name-complex="David CLM" style:font-style-complex="normal"/>
    </style:style>
    <style:style style:name="T113" style:family="text">
      <style:text-properties style:font-name="David CLM" fo:font-style="normal" officeooo:rsid="059ef3f7" style:font-style-asian="normal" style:font-name-complex="David CLM" style:font-style-complex="normal"/>
    </style:style>
    <style:style style:name="T114" style:family="text">
      <style:text-properties style:font-name="David CLM" fo:font-style="normal" officeooo:rsid="05a0d404" style:font-style-asian="normal" style:font-name-complex="David CLM" style:font-style-complex="normal"/>
    </style:style>
    <style:style style:name="T115" style:family="text">
      <style:text-properties style:font-name="David CLM" fo:font-style="normal" officeooo:rsid="05a1fe77" style:font-style-asian="normal" style:font-name-complex="David CLM" style:font-style-complex="normal"/>
    </style:style>
    <style:style style:name="T116" style:family="text">
      <style:text-properties style:font-name="David CLM" fo:font-style="normal" officeooo:rsid="05a3653f" style:font-style-asian="normal" style:font-name-complex="David CLM" style:font-style-complex="normal"/>
    </style:style>
    <style:style style:name="T117" style:family="text">
      <style:text-properties style:font-name="David CLM" fo:font-style="normal" fo:font-weight="bold" style:font-style-asian="normal" style:font-weight-asian="bold" style:font-name-complex="David CLM" style:font-style-complex="normal" style:font-weight-complex="bold"/>
    </style:style>
    <style:style style:name="T118" style:family="text">
      <style:text-properties style:font-name="David CLM" fo:font-style="normal" fo:font-weight="bold" officeooo:rsid="052c3209" style:font-style-asian="normal" style:font-weight-asian="bold" style:font-name-complex="David CLM" style:font-style-complex="normal" style:font-weight-complex="bold"/>
    </style:style>
    <style:style style:name="T119" style:family="text">
      <style:text-properties style:font-name="David CLM" fo:font-style="normal" fo:font-weight="bold" officeooo:rsid="0592c462" style:font-style-asian="normal" style:font-weight-asian="bold" style:font-name-complex="David CLM" style:font-style-complex="normal" style:font-weight-complex="bold"/>
    </style:style>
    <style:style style:name="T120" style:family="text">
      <style:text-properties style:font-name="David CLM" fo:font-style="normal" fo:font-weight="normal" style:font-style-asian="normal" style:font-weight-asian="normal" style:font-name-complex="David CLM" style:font-style-complex="normal" style:font-weight-complex="normal"/>
    </style:style>
    <style:style style:name="T121" style:family="text">
      <style:text-properties style:font-name="David CLM" fo:font-style="normal" fo:font-weight="normal" officeooo:rsid="0592c462" style:font-style-asian="normal" style:font-weight-asian="normal" style:font-name-complex="David CLM" style:font-style-complex="normal" style:font-weight-complex="normal"/>
    </style:style>
    <style:style style:name="T122" style:family="text">
      <style:text-properties style:font-name="David CLM" fo:font-style="normal" fo:font-weight="normal" officeooo:rsid="057c2f98" style:font-style-asian="normal" style:font-weight-asian="normal" style:font-name-complex="David CLM" style:font-style-complex="normal" style:font-weight-complex="normal"/>
    </style:style>
    <style:style style:name="T123" style:family="text">
      <style:text-properties style:font-name="David CLM" fo:font-style="normal" fo:font-weight="normal" officeooo:rsid="05948afd" style:font-style-asian="normal" style:font-weight-asian="normal" style:font-name-complex="David CLM" style:font-style-complex="normal" style:font-weight-complex="normal"/>
    </style:style>
    <style:style style:name="T124" style:family="text">
      <style:text-properties style:font-name="David CLM" fo:font-style="normal" fo:font-weight="normal" officeooo:rsid="05879423" style:font-style-asian="normal" style:font-weight-asian="normal" style:font-name-complex="David CLM" style:font-style-complex="normal" style:font-weight-complex="normal"/>
    </style:style>
    <style:style style:name="T125" style:family="text">
      <style:text-properties style:font-name="David CLM" fo:font-weight="bold" style:font-weight-asian="bold" style:font-name-complex="David CLM" style:font-weight-complex="bold"/>
    </style:style>
    <style:style style:name="T126" style:family="text">
      <style:text-properties style:font-name="David CLM" fo:font-weight="bold" officeooo:rsid="057ebdf5" style:font-weight-asian="bold" style:font-name-complex="David CLM" style:font-weight-complex="bold"/>
    </style:style>
    <style:style style:name="T127" style:family="text">
      <style:text-properties officeooo:rsid="04718cc7"/>
    </style:style>
    <style:style style:name="T128" style:family="text">
      <style:text-properties style:font-name="sans-serif" fo:font-size="12pt" style:font-size-asian="12pt" style:font-size-complex="12pt"/>
    </style:style>
    <style:style style:name="T129" style:family="text">
      <style:text-properties style:font-name="sans-serif" fo:font-size="12pt" officeooo:rsid="0476338c" style:font-size-asian="12pt" style:font-size-complex="12pt"/>
    </style:style>
    <style:style style:name="T130" style:family="text">
      <style:text-properties officeooo:rsid="0483fb54"/>
    </style:style>
    <style:style style:name="T131" style:family="text">
      <style:text-properties officeooo:rsid="04849b23"/>
    </style:style>
    <style:style style:name="T132" style:family="text">
      <style:text-properties officeooo:rsid="0485805d"/>
    </style:style>
    <style:style style:name="T133" style:family="text">
      <style:text-properties officeooo:rsid="04892504"/>
    </style:style>
    <style:style style:name="T134" style:family="text">
      <style:text-properties officeooo:rsid="0489b7ed"/>
    </style:style>
    <style:style style:name="T135" style:family="text">
      <style:text-properties officeooo:rsid="048e8482"/>
    </style:style>
    <style:style style:name="T136" style:family="text">
      <style:text-properties officeooo:rsid="04cbffc5"/>
    </style:style>
    <style:style style:name="T137" style:family="text">
      <style:text-properties officeooo:rsid="050d9ed7"/>
    </style:style>
    <style:style style:name="T138" style:family="text">
      <style:text-properties fo:font-size="10pt" officeooo:rsid="050d9ed7" style:font-size-asian="10pt" style:font-size-complex="10pt"/>
    </style:style>
    <style:style style:name="T139" style:family="text">
      <style:text-properties officeooo:rsid="050ea479"/>
    </style:style>
    <style:style style:name="T140" style:family="text">
      <style:text-properties officeooo:rsid="051abb86"/>
    </style:style>
    <style:style style:name="T141" style:family="text">
      <style:text-properties officeooo:rsid="05294dae"/>
    </style:style>
    <style:style style:name="T142" style:family="text">
      <style:text-properties officeooo:rsid="052ac6a9"/>
    </style:style>
    <style:style style:name="T143" style:family="text">
      <style:text-properties style:text-line-through-style="none" style:text-line-through-type="none" style:font-name="David CLM" fo:font-style="normal" officeooo:rsid="04fe5908" style:font-style-asian="normal" style:font-name-complex="David CLM" style:font-style-complex="normal"/>
    </style:style>
    <style:style style:name="T144" style:family="text">
      <style:text-properties style:text-line-through-style="none" style:text-line-through-type="none" style:font-name="David CLM" fo:font-style="normal" officeooo:rsid="05014e6d" style:font-style-asian="normal" style:font-name-complex="David CLM" style:font-style-complex="normal"/>
    </style:style>
    <style:style style:name="T145" style:family="text">
      <style:text-properties style:text-line-through-style="none" style:text-line-through-type="none" style:font-name="David CLM" fo:font-style="normal" officeooo:rsid="04ff61fc" style:font-style-asian="normal" style:font-name-complex="David CLM" style:font-style-complex="normal"/>
    </style:style>
    <style:style style:name="T146" style:family="text">
      <style:text-properties style:text-line-through-style="none" style:text-line-through-type="none" style:font-name="David CLM" fo:font-style="normal" officeooo:rsid="053eb845" style:font-style-asian="normal" style:font-name-complex="David CLM" style:font-style-complex="normal"/>
    </style:style>
    <style:style style:name="T147" style:family="text">
      <style:text-properties style:text-line-through-style="none" style:text-line-through-type="none" style:font-name="David CLM" fo:font-style="normal" officeooo:rsid="054e2de6" style:font-style-asian="normal" style:font-name-complex="David CLM" style:font-style-complex="normal"/>
    </style:style>
    <style:style style:name="T148" style:family="text">
      <style:text-properties style:text-line-through-style="none" style:text-line-through-type="none" style:font-name="David CLM" fo:font-style="normal" officeooo:rsid="054f902e" style:font-style-asian="normal" style:font-name-complex="David CLM" style:font-style-complex="normal"/>
    </style:style>
    <style:style style:name="T149" style:family="text">
      <style:text-properties style:text-line-through-style="none" style:text-line-through-type="none" style:font-name="David CLM" fo:font-style="normal" officeooo:rsid="05509736" style:font-style-asian="normal" style:font-name-complex="David CLM" style:font-style-complex="normal"/>
    </style:style>
    <style:style style:name="T150" style:family="text">
      <style:text-properties style:text-line-through-style="none" style:text-line-through-type="none" style:font-name="David CLM" fo:font-style="normal" officeooo:rsid="0553c288" style:font-style-asian="normal" style:font-name-complex="David CLM" style:font-style-complex="normal"/>
    </style:style>
    <style:style style:name="T151" style:family="text">
      <style:text-properties style:text-line-through-style="none" style:text-line-through-type="none" style:font-name="David CLM" fo:font-style="normal" officeooo:rsid="0553cae1" style:font-style-asian="normal" style:font-name-complex="David CLM" style:font-style-complex="normal"/>
    </style:style>
    <style:style style:name="T152" style:family="text">
      <style:text-properties style:text-line-through-style="none" style:text-line-through-type="none" style:font-name="David CLM" fo:font-style="normal" officeooo:rsid="0555a80e" style:font-style-asian="normal" style:font-name-complex="David CLM" style:font-style-complex="normal"/>
    </style:style>
    <style:style style:name="T153" style:family="text">
      <style:text-properties style:text-line-through-style="none" style:text-line-through-type="none" style:font-name="David CLM" fo:font-style="normal" officeooo:rsid="05594963" style:font-style-asian="normal" style:font-name-complex="David CLM" style:font-style-complex="normal"/>
    </style:style>
    <style:style style:name="T154" style:family="text">
      <style:text-properties style:text-line-through-style="none" style:text-line-through-type="none" style:font-name="David CLM" fo:font-style="normal" officeooo:rsid="0562a8af" style:font-style-asian="normal" style:font-name-complex="David CLM" style:font-style-complex="normal"/>
    </style:style>
    <style:style style:name="T155" style:family="text">
      <style:text-properties style:text-line-through-style="none" style:text-line-through-type="none" style:font-name="David CLM" fo:font-style="normal" officeooo:rsid="0566391a" style:font-style-asian="normal" style:font-name-complex="David CLM" style:font-style-complex="normal"/>
    </style:style>
    <style:style style:name="T156" style:family="text">
      <style:text-properties style:text-line-through-style="none" style:text-line-through-type="none" style:font-name="David CLM" fo:font-style="normal" officeooo:rsid="05669acb" style:font-style-asian="normal" style:font-name-complex="David CLM" style:font-style-complex="normal"/>
    </style:style>
    <style:style style:name="T157" style:family="text">
      <style:text-properties style:text-line-through-style="none" style:text-line-through-type="none" style:font-name="David CLM" fo:font-style="normal" officeooo:rsid="0567d926" style:font-style-asian="normal" style:font-name-complex="David CLM" style:font-style-complex="normal"/>
    </style:style>
    <style:style style:name="T158" style:family="text">
      <style:text-properties style:text-line-through-style="none" style:text-line-through-type="none" style:font-name="David CLM" fo:font-style="normal" officeooo:rsid="05682084" style:font-style-asian="normal" style:font-name-complex="David CLM" style:font-style-complex="normal"/>
    </style:style>
    <style:style style:name="T159" style:family="text">
      <style:text-properties style:text-line-through-style="none" style:text-line-through-type="none" style:font-name="David CLM" fo:font-style="normal" officeooo:rsid="0573d980" style:font-style-asian="normal" style:font-name-complex="David CLM" style:font-style-complex="normal"/>
    </style:style>
    <style:style style:name="T160" style:family="text">
      <style:text-properties style:text-line-through-style="none" style:text-line-through-type="none" fo:font-style="normal" style:font-style-asian="normal" style:font-style-complex="normal"/>
    </style:style>
    <style:style style:name="T161" style:family="text">
      <style:text-properties style:text-line-through-style="none" style:text-line-through-type="none" fo:font-style="normal" officeooo:rsid="053669dc" style:font-style-asian="normal" style:font-style-complex="normal"/>
    </style:style>
    <style:style style:name="T162" style:family="text">
      <style:text-properties style:text-line-through-style="none" style:text-line-through-type="none" fo:font-style="normal" officeooo:rsid="05444cb9" style:font-style-asian="normal" style:font-style-complex="normal"/>
    </style:style>
    <style:style style:name="T163" style:family="text">
      <style:text-properties style:text-line-through-style="none" style:text-line-through-type="none" fo:font-style="normal" officeooo:rsid="0543a564" style:font-style-asian="normal" style:font-style-complex="normal"/>
    </style:style>
    <style:style style:name="T164" style:family="text">
      <style:text-properties style:text-line-through-style="none" style:text-line-through-type="none" fo:font-style="normal" officeooo:rsid="0544fbf1" style:font-style-asian="normal" style:font-style-complex="normal"/>
    </style:style>
    <style:style style:name="T165" style:family="text">
      <style:text-properties style:text-line-through-style="none" style:text-line-through-type="none" fo:font-style="normal" officeooo:rsid="0573d980" style:font-style-asian="normal" style:font-style-complex="normal"/>
    </style:style>
    <style:style style:name="T166" style:family="text">
      <style:text-properties style:text-line-through-style="none" style:text-line-through-type="none" fo:font-style="italic" officeooo:rsid="05444cb9" style:font-style-asian="italic" style:font-style-complex="italic"/>
    </style:style>
    <style:style style:name="T167" style:family="text">
      <style:text-properties officeooo:rsid="055a6dac"/>
    </style:style>
    <style:style style:name="T168" style:family="text">
      <style:text-properties officeooo:rsid="03672cdc"/>
    </style:style>
    <style:style style:name="T169" style:family="text">
      <style:text-properties officeooo:rsid="05704005"/>
    </style:style>
    <style:style style:name="T170" style:family="text">
      <style:text-properties officeooo:rsid="057417a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61in" fo:text-indent="-0.25in" fo:margin-left="0.56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11in" fo:text-indent="-0.25in" fo:margin-left="0.81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61in" fo:text-indent="-0.25in" fo:margin-left="1.06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11in" fo:text-indent="-0.25in" fo:margin-left="1.31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61in" fo:text-indent="-0.25in" fo:margin-left="1.561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11in" fo:text-indent="-0.25in" fo:margin-left="1.811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61in" fo:text-indent="-0.25in" fo:margin-left="2.061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11in" fo:text-indent="-0.25in" fo:margin-left="2.311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61in" fo:text-indent="-0.25in" fo:margin-left="2.561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11in" fo:text-indent="-0.25in" fo:margin-left="2.81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שידוכים</text:h>
      <text:p text:style-name="P39"><text:span text:style-name="T168">[80</text:span> דקות]</text:p>
      <text:p text:style-name="P38"><text:span text:style-name="T137">"</text:span>מטרוניתא שאלה את ר' יוסי בר חלפתא<text:span text:style-name="T139">,</text:span> אמרה לו<text:span text:style-name="T137">:</text:span> בכמה ימים ברא הקב"ה את עולמו<text:span text:style-name="T137">?</text:span> אמר לה<text:span text:style-name="T137">:</text:span> לששת ימים<text:span text:style-name="T137">... </text:span>אמרה לו<text:span text:style-name="T137">:</text:span> ומאותה שעה עד עכשיו מהו יושב ועושה<text:span text:style-name="T137">?</text:span> אמר לה<text:span text:style-name="T137">:</text:span> <text:span text:style-name="T2">מזווג ז</text:span><text:span text:style-name="T11">י</text:span><text:span text:style-name="T2">ווגים</text:span><text:span text:style-name="T34">... ו</text:span>אם קלה היא בעיני<text:span text:style-name="T137">י</text:span>ך<text:span text:style-name="T137">,</text:span> קשה היא לפני הקדוש ברוך הוא כקריעת ים סוף<text:span text:style-name="T137">"</text:span><text:span text:style-name="T138"> (ויקרא רבה ח א)</text:span><text:span text:style-name="T137">.</text:span></text:p>
      <text:p text:style-name="P32"><text:span text:style-name="T75">היום נדבר על </text:span>בעיה <text:span text:style-name="T75">מסוג </text:span>חדש: שיבוץ סטודנטים <text:span text:style-name="T39">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33"><text:span text:style-name="T39">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40">(two-sided market). <text:s/>בשיבוץ למעונות, רק לסטודנטים יש העדפות; לחדר במעון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34">שיבוץ דו-צדדי נקרא גם <text:span text:style-name="T2">שידוך</text:span><text:span text:style-name="T12"> (matching). אפשר להבין למה - הבעיה הקלאסית שתמיד מביאים כדוגמה היא שידוך בין נשים לגברים. יש </text:span><text:span text:style-name="T38">n</text:span><text:span text:style-name="T12"> נשים ו-</text:span><text:span text:style-name="T38">n</text:span><text:span text:style-name="T12"> גברים. לכל אישה יש סדר העדפות לגבי הגברים ולכל גבר יש סדר העדפות לגבי הנשים, וצריך למצוא שידוך "טוב" ביניהם (בהמשך נגדיר מהו שידוך "טוב"). </text:span><text:span text:style-name="T14"><text:s text:c="2"/></text:span><text:span text:style-name="T13">במציאות</text:span><text:span text:style-name="T15">, עד כמה שידוע לי, שידוכים בין נשים לגברים לא נעשים בעזרת </text:span><text:span text:style-name="T35">ה</text:span><text:span text:style-name="T15">אלגוריתמים</text:span><text:span text:style-name="T35"> שנלמד בהמשך</text:span><text:span text:style-name="T15">, אבל </text:span><text:span text:style-name="T35">האלגוריתמים הללו </text:span><text:span text:style-name="T16">נפוצים ומקובלים בתחומים רבי</text:span><text:span text:style-name="T17">ם</text:span><text:span text:style-name="T16"> אחרים.</text:span></text:p>
      <text:p text:style-name="Heading_20_2"><text:span text:style-name="T16">ש</text:span><text:span text:style-name="T12">וק דו-צדדי מבוזר</text:span></text:p>
      <text:p text:style-name="P35">כדי להבין מדוע שוק דו-צדדי מורכב יותר משוק חד-צדדי<text:span text:style-name="T42"> (ומדוע קשה יותר למצוא שידוך טוב מלמצוא שיבוץ טוב)</text:span>, נתאר קודם את המצב המתקיים <text:span text:style-name="T41">בשווקים דו-צדדיים כאשר הם </text:span><text:span text:style-name="T4">מבוזרים</text:span><text:span text:style-name="T41">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35"><text:span text:style-name="T41">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text:span><text:soft-page-break/><text:span text:style-name="T41">להם הוא הציונים שלהם בשנה ראשונה. <text:s/>המצב הזה, שבו שוק דו-צדדי "מתדרדר" להצעות מוקדמות לא הגיוניות, נקרא </text:span><text:span text:style-name="T4">פרימה</text:span><text:span text:style-name="T41"> (unraveling). </text:span></text:p>
      <text:p text:style-name="P36">בשנת 1945 החליטו האוניברסיטאות שהמצב לא יכול להימשך כך, <text:span text:style-name="T45">ו</text:span>סיכמו ביניה<text:span text:style-name="T45">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44">.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43">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37">בשנת 1952 בתי החולים החליטו <text:span text:style-name="T46">לבנות מערכת חדשה שתקבע שידוך בניהול </text:span><text:span text:style-name="T5">מרכזי</text:span><text:span text:style-name="T19"> (centralized)</text:span><text:span text:style-name="T46">.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6">ש</text:span><text:span text:style-name="T12">וק דו-צדדי </text:span><text:span text:style-name="T18">בניהול מרכזי</text:span></text:p>
      <text:p text:style-name="P4">ברגע שהחלטנו לעבור למערכת מרכזית, אפשר להתחיל לדבר על <text:span text:style-name="T2">אלגוריתם למציאת שידוך</text:span>. <text:s/><text:span text:style-name="T47">הקלט לאלגוריתם כזה הוא סדר העדיפויות של כל אחד מהמשתתפים </text:span><text:span text:style-name="T6">בכל אחד מהצדדים</text:span><text:span text:style-name="T47"> של השוק. למשל, בדוגמה של שידוך סטודנטים למחלקות:</text:span></text:p>
      <text:list xml:id="list6665771749806270732" text:style-name="L1">
        <text:list-item>
          <text:p text:style-name="P53">כל סטודנט צריך לדווח את רשימת המחלקות שהוא רוצה להתקבל <text:span text:style-name="T48">א</text:span>ליהן<text:span text:style-name="T48">,</text:span> לפי סדר העדיפויות<text:span text:style-name="T48"> שלו</text:span>.</text:p>
        </text:list-item>
        <text:list-item>
          <text:p text:style-name="P53">כל מחלקה צריכה לדווח את רשימת הסטודנטים שהיא רוצה לקבל, לפי סדר העדיפויות<text:span text:style-name="T48"> שלה</text:span>.</text:p>
        </text:list-item>
      </text:list>
      <text:p text:style-name="P5">האלגוריתם צריך למצוא שידוך, כלומר - להתאים כל סטודנט למחלקה, כך שמספר הסטודנטים בכל מחלקה יהיה שווה לקיבולת שלה<text:span text:style-name="T51">.</text:span></text:p>
      <text:p text:style-name="P6">אנחנו יכולים להניח, בלי הגבלת הכלליות, שמספר הסטודנטים שווה למספר המקומות הפנויים במחלקות, כך שתמיד אפשר לשדך את כולם <text:span text:style-name="T37">(מדוע זה בלי הגבלת הכלליות?)</text:span>.</text:p>
      <text:p text:style-name="P7">איך אנחנו מגדירים שידוך "טוב"? קודם-כל, שידוך טוב כמובן חייב להיות יעיל פארטו. אבל זה לא מספיק. </text:p>
      <text:p text:style-name="P8"><text:span text:style-name="T2">דוגמה</text:span>. <text:s/><text:span text:style-name="T49">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9">האם השידוך יעיל פארטו? כן! אי אפשר לבצע שיפורי פארטו. כל שינוי יפגע בסטודנט ב ו/או במחלקה 2. </text:p>
      <text:p text:style-name="P10">אבל יש כאן בעיה אחרת. סטודנט א מעדיף את מחלקה 1, ומחלקה 1 מעדיפה את סטודנט א. אז הם יכולים <text:span text:style-name="T50">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text:span><text:soft-page-break/><text:span text:style-name="T50">יותר. <text:s text:c="2"/>אם ננסה למנוע קומבינות כאלה ע"י חקיקה, המחלקות והסטודנטים ימצאו דרכים לעקוף את החוק, והשוק יחזור למצב של פרימה!</text:span><text:span text:style-name="T50"><text:note text:id="ftn1" text:note-class="footnote"><text:note-citation>1</text:note-citation><text:note-body><text:p text:style-name="P3">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text:note-body></text:note></text:span></text:p>
      <text:p text:style-name="P11"><text:span text:style-name="T50">כדי למנוע את פרימת השוק, אנחנו צריכים אלגוריתם שיוצר שידוך שבו לא יהיו זוגות </text:span><text:span text:style-name="T20">ש</text:span><text:span text:style-name="T7">ירצו </text:span><text:span text:style-name="T27">לבצע קומבינה כזאת.</text:span></text:p>
      <text:p text:style-name="P12"><text:span text:style-name="T2">הגדר</text:span><text:span text:style-name="T9">ות</text:span><text:span text:style-name="T23"> [כל ההגדרות מניחות שיש מקום אחד בכל מחלקה. ההרחבה למצב של כמה מקומות בכל מחלקה - בשיעורי הבית].</text:span></text:p>
      <text:list xml:id="list9142605994758121877" text:style-name="L2">
        <text:list-item>
          <text:p text:style-name="P54"><text:span text:style-name="T21">בהינתן שידוך כלשהו, נגדיר </text:span><text:span text:style-name="T8">זוג </text:span><text:span text:style-name="T10">מערער </text:span><text:span text:style-name="T25">(blocking pair)</text:span><text:span text:style-name="T21"> </text:span><text:span text:style-name="T22">כזוג של סטודנט+מחלקה עם המאפיינים הבאים: (א) הסטודנט לא משודך למחלקה. (ב) הסטודנט מעדיף את המחלקה על-פני </text:span><text:span text:style-name="T24">זו שמשודכת לו</text:span><text:span text:style-name="T22">. (ג) המחלקה מעדיפה את הסטודנט על-פני </text:span><text:span text:style-name="T24">זה שמשודך אליה.</text:span></text:p>
        </text:list-item>
        <text:list-item>
          <text:p text:style-name="P55"><text:span text:style-name="T12">שידוך נקרא </text:span><text:span text:style-name="T2">יציב</text:span><text:span text:style-name="T12"> (stable) אם אין בו זוגות </text:span><text:span text:style-name="T26">מערערים</text:span><text:span text:style-name="T12">.</text:span></text:p>
        </text:list-item>
      </text:list>
      <text:p text:style-name="P21">כל שידוך יציב הוא יעיל פארטו (<text:span text:style-name="T52">שיעורי בית</text:span>) אבל ההיפך לא נכון<text:span text:style-name="T52"> (ראינו למעלה)</text:span>. <text:span text:style-name="T53"><text:s/></text:span></text:p>
      <text:p text:style-name="P13"><text:span text:style-name="T2">האם תמיד קיים שידוך יציב?</text:span> זה בכלל לא מובן מאליו. העובדה שהגדרנו משהו, לא אומרת שהוא תמיד קיים...</text:p>
      <text:p text:style-name="P14">אבל במקרה שלנו, מתברר שהתשובה היא כן! תמיד קיים שידוך יציב. יותר מזה, קיים אלגוריתם יעיל שמוצא אותו.<text:span text:style-name="T60"> הנה הוא.</text:span></text:p>
      <text:p text:style-name="P50"><text:span text:style-name="T18">א</text:span><text:span text:style-name="T12">לגוריתם </text:span><text:span text:style-name="T31">"קבלה על-תנאי"</text:span><text:span text:style-name="T30"> </text:span><text:span text:style-name="T12">(deferred acceptance)</text:span><text:span text:style-name="T29">.</text:span></text:p>
      <text:p text:style-name="P15"><text:span text:style-name="T29">האלגוריתם </text:span><text:span text:style-name="T33">הוצע לראשונה בשנת 1952 ע"י סטודנטים לרפואה שרצו לתקן את המנגנון הקיים להשמת מתמחים לבתי-חולים בארה"ב. הוא הוצג </text:span><text:span text:style-name="T29">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40"><text:span text:style-name="T74">לצורך הפשטות </text:span>אנחנו מניחים שיש מקום אחד בכל מחלקה<text:span text:style-name="T132">.</text:span></text:p>
      <text:p text:style-name="P44"><text:span text:style-name="T54">א</text:span><text:span text:style-name="T56">. כל סטודנט הולך למחלקה שהוא הכי רוצה, מבין המחלקות שעדיין לא דחו אותו, ונותן לה </text:span><text:span text:style-name="T57">הצעה</text:span><text:span text:style-name="T56">.</text:span></text:p>
      <text:p text:style-name="P47"><text:span text:style-name="T56">ב. כל מחלקה משאירה אצלה את הסטודנט שהיא הכי רוצה, מבין הסטודנטים שנמצאים בה, ו</text:span><text:span text:style-name="T57">דוחה </text:span><text:span text:style-name="T56">את כל השאר.</text:span><text:span text:style-name="T59"> </text:span></text:p>
      <text:p text:style-name="P48"><text:span text:style-name="T59"><text:s/></text:span><text:span text:style-name="T58"><text:s text:c="3"/>(הסטודנט שנשאר במחלקה התקבל על-תנאי שלא יבוא סטודנט טוב יותר. מכאן שם האלגוריתם).</text:span></text:p>
      <text:p text:style-name="P49">ג. חוזרים על שלבים א ו-ב עד שכולם משודכים.</text:p>
      <text:p text:style-name="P41"/>
      <text:p text:style-name="P42"><text:span text:style-name="T2">משפט</text:span><text:span text:style-name="T12">. אלגוריתם </text:span><text:span text:style-name="T32">"</text:span><text:span text:style-name="T31">קבלה על-תנאי</text:span><text:span text:style-name="T32">"</text:span><text:span text:style-name="T12"> מסתיים בשידוך יציב.</text:span></text:p>
      <text:p text:style-name="P43"><text:span text:style-name="T38">הוכחה</text:span><text:span text:style-name="T12">. </text:span><text:span text:style-name="T28">צריך להוכיח שלושה דברים: מסתיים, בשידוך, יציב.</text:span></text:p>
      <text:list xml:id="list2274802072934741695" text:style-name="L3">
        <text:list-item>
          <text:p text:style-name="P73"><text:span text:style-name="T55">מ</text:span><text:span text:style-name="T61">סתיים</text:span><text:span text:style-name="T63">: כי כל סטודנט מציע לכל מחלקה פעם אחת לכל היותר.</text:span><text:span text:style-name="T64"> מספר המחלקות והסטודנטים סופי ולכן הכל מסתיים.</text:span></text:p>
        </text:list-item>
        <text:list-item>
          <text:p text:style-name="P73"><text:soft-page-break/><text:span text:style-name="T61">בשידוך</text:span><text:span text:style-name="T63">: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74"><text:span text:style-name="T61">יציב</text:span><text:span text:style-name="T63">: מצבה של כל </text:span><text:span text:style-name="T62">מחלקה </text:span><text:span text:style-name="T63">הולך ומשתפר</text:span><text:span text:style-name="T65"> - היא מחליפה שידוך רק אם מגיע סטודנט טוב יותר עבורה. <text:s text:c="2"/></text:span><text:span text:style-name="T63">לעומת זאת, </text:span><text:span text:style-name="T65">מצבו של </text:span><text:span text:style-name="T63">כל </text:span><text:span text:style-name="T62">סטודנט </text:span><text:span text:style-name="T63">הולך </text:span><text:span text:style-name="T65">ומתדרדר - כשהוא נדחה, הוא תמיד עובר למחלקה גרועה יותר עבורו.</text:span></text:p>
        </text:list-item>
        <text:list-item>
          <text:p text:style-name="P75">מכאן, אם זוג מסויים (ס,מ) לא נוצר אז יש שתי אפשרויות:</text:p>
          <text:list>
            <text:list-item>
              <text:p text:style-name="P76"><text:s/>א. ס עוד לא היה ב-מ: מכאן ש-ס נמצא במחלקה טובה יותר.</text:p>
            </text:list-item>
            <text:list-item>
              <text:p text:style-name="P77"><text:span text:style-name="T91"><text:s/>ב. ס כבר היה ב-מ: מכאן של-מ יש סטודנט טוב יותר. <text:s text:c="3"/></text:span><text:span text:style-name="T92">מש"ל.</text:span></text:p>
            </text:list-item>
          </text:list>
        </text:list-item>
      </text:list>
      <text:p text:style-name="P52">הרחבות</text:p>
      <text:p text:style-name="P19">ניתן להרחיב את המנגנון <text:span text:style-name="T133">ב</text:span>דרכים<text:span text:style-name="T133"> רבות</text:span>. לדוגמה, <text:span text:style-name="T134">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20">הרחבות נוספות - בשיעורי הבית.</text:p>
      <text:p text:style-name="P51">איזה שידוך יציב מתקבל?</text:p>
      <text:p text:style-name="P17">באלגוריתם שהצגנו למעלה, הסטודנטים מציעים למחלקות, והמחלקות מחליטות את מי לקבל.</text:p>
      <text:p text:style-name="P17">יכולנו גם לנהל את האלגוריתם בסדר הפוך: המחלקות מציעות לסטודנטים, והסטודנטים מחליטים את מי לקבל.</text:p>
      <text:p text:style-name="P16">האם לדעתכם יש הבדל בין שתי הגישות? כסטודנטים, איזה אלגוריתם תעדיפו? כמנהלי מחלקות, איזה אלגוריתם תעדיפו?</text:p>
      <text:p text:style-name="P24"><text:span text:style-name="T66">מ</text:span><text:span text:style-name="T67">שפט</text:span><text:span text:style-name="T68">: כשהסטודנטים הם המציעים – השידוך המתקבל הוא </text:span><text:span text:style-name="T72">הטוב ביותר לכל הסטודנטים</text:span><text:span text:style-name="T68"> מכל השידוכים היציבים</text:span><text:span text:style-name="T69">.</text:span></text:p>
      <text:p text:style-name="P45"><text:span text:style-name="T72">הוכחה</text:span><text:span text:style-name="T68">: </text:span><text:span text:style-name="T70">כיוון שכל סטודנט יורד ברשימת המחלקות שלו מהגבוהה לנמוכה, </text:span><text:span text:style-name="T68">מספיק להוכיח ש: אם הזוג (ס,מ) קיים בשידוך יציב </text:span><text:span text:style-name="T71">כלשהו</text:span><text:span text:style-name="T68">, אז מחלקה מ לא דוחה את סטודנט ס.</text:span></text:p>
      <text:p text:style-name="P46">נניח בשלילה שזה לא נכון. נסתכל על הפעם הראשונה שזה קורה. מ דוחה את ס כיוון שהיא קיבלה הצעה מסטודנט טוב יותר עבורה, נניח ע. בשידוך היציב האחר, ע משודך למחלקה טובה יותר עבורו, נניח נ. זה אומר שמחלקה נ דחתה את ע קודם – סתירה<text:span text:style-name="T130"> להנחה שזו הפעם הראשונה</text:span>. <text:s/><text:span text:style-name="T131">מש"ל.</text:span></text:p>
      <text:p text:style-name="P25"/>
      <text:p text:style-name="P28">המשפט הזה מאד מעניין כי הוא מנוגד לאינטואיציה<text:span text:style-name="T73">, ולא רק לאינטואיציה שלי: הסטודנטים לרפואה שפיתחו את המנגנון בשנת 1952, קבעו שבתי-החולים יהיו המציעים! אילו הם היו יודעים את המשפט שהוכחנו הרגע, הם היו מעדיפים שהסטודנטים יציעו.</text:span></text:p>
      <text:p text:style-name="Heading_20_2"><text:soft-page-break/>האם אלגוריתם "קבלה על-תנאי" אמיתי?</text:p>
      <text:p text:style-name="P26">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136">לגשת למחלקות בסדר העדיפויות האמיתי שלו. </text:span></text:p>
      <text:p text:style-name="P61">ההוכחה מורכבת למדי ולא נציג אותה כאן. <text:span text:style-name="T167">במקום זה, נציג סוג אחד של שינוי שסטודנטים יכולים לחשוב שכדאי להם לעשות, ונוכיח שזה לא כדאי. השינוי הוא "להתפשר". </text:span>הרבה פעמים אומרים לרווקים ורווקות "אתם צריכים להתפשר, אחרת תפסידו את הזיווג שלכם". גם סטודנט עלולים לחשוב <text:span text:style-name="T140">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 <text:s/>נוכיח את זה פורמלית.</text:span></text:p>
      <text:p text:style-name="P63"><text:span text:style-name="T125">משפט</text:span><text:span text:style-name="T76">. </text:span><text:span text:style-name="T87">נשווה בין תוצאות אלגוריתם קבלה-על-תנאי בשני מצבים:</text:span></text:p>
      <text:list xml:id="list7497421917215363460" text:style-name="L6">
        <text:list-item>
          <text:p text:style-name="P66"><text:span text:style-name="T76">מצב אמיתי - </text:span><text:span text:style-name="T84">סטודנט ס אומר אמת</text:span><text:span text:style-name="T76">.</text:span><text:span text:style-name="T84"> </text:span><text:span text:style-name="T76">האלגוריתם מחזיר </text:span><text:span text:style-name="T86">שידוך </text:span><text:span text:style-name="T126">א</text:span><text:span text:style-name="T86"> שבו ס משודך</text:span><text:span text:style-name="T84"> למחלקה מ</text:span><text:span text:style-name="T89">3</text:span><text:span text:style-name="T84">.</text:span></text:p>
        </text:list-item>
        <text:list-item>
          <text:p text:style-name="P67"><text:span text:style-name="T76">מצב מתחכם - סטודנט ס </text:span><text:span text:style-name="T84">מוחק</text:span><text:span text:style-name="T85"> מהדירוג שלו </text:span><text:span text:style-name="T97">מחלקה אחת או יותר שהוא מעדיף על-פני </text:span><text:span text:style-name="T107">מ</text:span><text:span text:style-name="T114">3</text:span><text:span text:style-name="T97"> (בבחינת "ממילא לא יקבלו אותי, אין טעם לגשת"). </text:span><text:span text:style-name="T94">האלגוריתם מחזיר </text:span><text:span text:style-name="T95">שידוך </text:span><text:span text:style-name="T118">ב</text:span><text:span text:style-name="T119"> </text:span><text:span text:style-name="T121">שבו ס משודך למחלקה </text:span><text:span text:style-name="T122">מ</text:span><text:span text:style-name="T123">2</text:span><text:span text:style-name="T121">. </text:span></text:p>
        </text:list-item>
      </text:list>
      <text:p text:style-name="P68"><text:span text:style-name="T94">אז, </text:span><text:span text:style-name="T106">ס מעדיף את </text:span><text:span text:style-name="T107">מ</text:span><text:span text:style-name="T114">3</text:span><text:span text:style-name="T108"> על </text:span><text:span text:style-name="T107">מ</text:span><text:span text:style-name="T108">2.</text:span></text:p>
      <text:p text:style-name="P64"><text:span text:style-name="T117">הוכחה</text:span><text:span text:style-name="T94">: </text:span><text:span text:style-name="T106">נניח בשלילה ש-ס מעדיף את </text:span><text:span text:style-name="T107">מ</text:span><text:span text:style-name="T109">2</text:span><text:span text:style-name="T106"> על מ</text:span><text:span text:style-name="T114">3</text:span><text:span text:style-name="T106">. </text:span><text:span text:style-name="T110"><text:s/></text:span><text:span text:style-name="T106">נוכיח </text:span><text:span text:style-name="T110">ששידוך ב הוא יציב לפי המצב האמיתי. <text:s/></text:span><text:span text:style-name="T94">לפי משפט </text:span><text:span text:style-name="T99">שהוכחנו </text:span><text:span text:style-name="T94">קודם, שידוך א הוא הטוב ביותר </text:span><text:span text:style-name="T98">ל</text:span><text:span text:style-name="T94">סטודנטים מכל השידוכים </text:span><text:span text:style-name="T110">שהם </text:span><text:span text:style-name="T94">יציבים</text:span><text:span text:style-name="T110"> לפי המצב האמיתי</text:span><text:span text:style-name="T94">. לכן, אם שידוך ב גם הוא יציב </text:span><text:span text:style-name="T120">לפי </text:span><text:span text:style-name="T124">המצב האמיתי</text:span><text:span text:style-name="T117"> </text:span><text:span text:style-name="T94">- אז מצבו של </text:span><text:span text:style-name="T100">ס בשידוך א טוב יותר.</text:span></text:p>
      <text:p text:style-name="P71"><text:span text:style-name="T102">צ</text:span><text:span text:style-name="T94">ריך להוכיח שאין זוגות המערערים על שידוך ב לפי המצב האמיתי.</text:span></text:p>
      <text:list xml:id="list7020987051998425438" text:style-name="L7">
        <text:list-item>
          <text:p text:style-name="P69"><text:span text:style-name="T112">ראשית</text:span><text:span text:style-name="T103">,</text:span><text:span text:style-name="T94"> </text:span><text:span text:style-name="T103">נבדוק את הזוגות שאינם כוללים את ס. </text:span><text:span text:style-name="T105">(*) </text:span><text:span text:style-name="T103">שידוך ב הוא יציב במצב המתחכם</text:span><text:span text:style-name="T104">, לכן אין בו </text:span><text:span text:style-name="T103">זוגות המערערים לפי המצב המתחכם. (</text:span><text:span text:style-name="T105">*</text:span><text:span text:style-name="T103">) אבל </text:span><text:span text:style-name="T94">ההעדפות של </text:span><text:span text:style-name="T103">כולם </text:span><text:span text:style-name="T102">חוץ מ-ס </text:span><text:span text:style-name="T94">הן זהות </text:span><text:span text:style-name="T103">במצב המתחכם </text:span><text:span text:style-name="T111">ו</text:span><text:span text:style-name="T103">במצב האמיתי</text:span><text:span text:style-name="T102">. </text:span><text:span text:style-name="T103">(</text:span><text:span text:style-name="T105">*</text:span><text:span text:style-name="T103">) לכן, כל זוג שאינו כולל את ס, אינו מערער גם במצב האמיתי.</text:span></text:p>
        </text:list-item>
        <text:list-item>
          <text:p text:style-name="P70"><text:span text:style-name="T112">שנית, נבדוק את הזוגות הכוללים את ס. </text:span><text:span text:style-name="T113">נניח שהזוג (ס,מ</text:span><text:span text:style-name="T114">1</text:span><text:span text:style-name="T113">) מערער על שידוך ב לפי המצב האמיתי. המשמעות היא, ש-ס מעדיף את מ</text:span><text:span text:style-name="T114">1</text:span><text:span text:style-name="T113"> על-פני מ</text:span><text:span text:style-name="T115">2</text:span><text:span text:style-name="T113">, ומחלקה מ</text:span><text:span text:style-name="T114">1</text:span><text:span text:style-name="T113"> מעדיפה את ס על-פני הסטודנט המשודך לה בשידוך ב. <text:s text:c="2"/>לפי הנחתנו, ס מעדיף את מ2 על-פני מ</text:span><text:span text:style-name="T114">3</text:span><text:span text:style-name="T113">, לכן הוא גם מעדיף את מ</text:span><text:span text:style-name="T114">1</text:span><text:span text:style-name="T113"> על-פני מ</text:span><text:span text:style-name="T114">3</text:span><text:span text:style-name="T113">. <text:s/></text:span><text:span text:style-name="T116">אבל זה אומר שהזוג (ס,מ1) מערער גם על שידוך א לפי המצב האמיתי - בסתירה ליציבות של שידוך א.</text:span></text:p>
        </text:list-item>
      </text:list>
      <text:p text:style-name="P62"><text:span text:style-name="T96"/></text:p>
      <text:p text:style-name="P60"><text:span text:style-name="T159"/></text:p>
      <text:p text:style-name="P26"><text:soft-page-break/>מצד שני, האלגוריתם לא אמיתי <text:span text:style-name="T2">עבור המחלקות</text:span>. מחלקות יכולות להשיג "שידוך" טוב יותר על-ידי דיווח העדפות שונות מהאמיתיות<text:span text:style-name="T141">; ראו דוגמה במצגת.</text:span></text:p>
      <text:p text:style-name="P27">אם המחלקות מציעות אז המצב הפוך: האלג<text:span text:style-name="T142">ו</text:span>ר<text:span text:style-name="T142">י</text:span>תם הוא אמיתי עבור המחלקות ולא עבור הסטודנטים. <text:s text:c="2"/></text:p>
      <text:p text:style-name="P29">האם קיים מנגנון אחר למציאת שידוך יציב, שהוא אמיתי עבור שני הצדדים? <text:s/>התשובה היא לא!</text:p>
      <text:p text:style-name="P29"><text:span text:style-name="T2">משפט</text:span><text:span text:style-name="T36">.</text:span> לא קיים מנגנון המוצא שידוך יציב, שהוא אמיתי עבור שני הצדדים.</text:p>
      <text:p text:style-name="P29"><text:span text:style-name="T38">הוכחה</text:span><text:span text:style-name="T36">.</text:span> <text:span text:style-name="T169">נניח בשלילה שקיים מנגנון כזה. נתבונן במצב מסויים (ראו במצגת) שבו ישנם בדיוק שני שידוכים יציבים. המנגנון שלנו חייב להחזיר אחד מהם. נוכיח (במצגת) שאם הוא בוחר בשידוך א, אז אחת המחלקות יכולה להתחכם ולשפר את מצבה; ואם הוא בוחר בשידוך ב, אז אחד הסטודנטים יכול להתחכם ולשפר את מצבו. מכאן שהמנגנון לא יכול להיות אמיתי - סתירה להנחה.</text:span></text:p>
      <text:p text:style-name="P30">אז מה עושים? -- במציאות בדרך-כלל מממשים את האלגוריתם שבו הסטודנטים מציעים, כדי להקל על הסטודנטים ולחסוך להם את הצורך לבצע שיקולים אסטרטגיים.</text:p>
      <text:p text:style-name="P31">שידוכים יציבים בישראל</text:p>
      <text:p text:style-name="P22"><text:span text:style-name="T135">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127"> לבין מחלקות. המערכת פועלת כבר מספר שנים כאן: </text:span><text:span text:style-name="T77">http://www.psychologymatch.org .</text:span><text:span text:style-name="T78"> <text:s/>תהליך הכנסת המערכת לשימוש בישראל היה </text:span><text:span text:style-name="T80">מעניין</text:span><text:span text:style-name="T78"> </text:span><text:span text:style-name="T83">מאד </text:span><text:span text:style-name="T81">והעלה </text:span><text:span text:style-name="T78">אתגרים מחקריים חדשי</text:span><text:span text:style-name="T79">ם</text:span><text:span text:style-name="T82"> שניתן לקרוא עליהם כאן:</text:span><text:span text:style-name="T79"> http://scholar.harvard.edu/files/ran/files/redesigning_the_israeli_psychology_masters_match.pdf </text:span></text:p>
      <text:p text:style-name="Heading_20_2">מקורות</text:p>
      <text:list xml:id="list5100464859731515848" text:style-name="L5">
        <text:list-item>
          <text:p text:style-name="P56">הקורס של טים: <text:s/>http://theory.stanford.edu/~tim/f16/f16.html <text:span text:style-name="T1"><text:s text:c="2"/></text:span>הרצאות 1, 2</text:p>
        </text:list-item>
        <text:list-item>
          <text:p text:style-name="P57">Alvin Roth, "Who gets what and why", 2015.</text:p>
        </text:list-item>
        <text:list-item>
          <text:p text:style-name="P58">http://www.cs.columbia.edu/~evs/intro/stable/writeup.html</text:p>
        </text:list-item>
        <text:list-item>
          <text:p text:style-name="P59"><text:span text:style-name="T90">Avinatan Hassidim, Assaf Romm, Ran Shorrer, "</text:span><text:span text:style-name="T128">Redesigning the Israeli Psychology Master’s</text:span><text:span text:style-name="T129"> </text:span><text:span text:style-name="T128">Match</text:span><text:span text:style-name="T90">", American Economic Review, 2017</text:span></text:p>
        </text:list-item>
      </text:list>
      <text:p text:style-name="P18">סיכם: אראל סגל-הלוי.</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31T17:24:20.953244559</dc:date>
    <meta:editing-duration>P9DT4H34M7S</meta:editing-duration>
    <meta:editing-cycles>1257</meta:editing-cycles>
    <meta:document-statistic meta:table-count="0" meta:image-count="0" meta:object-count="0" meta:page-count="6" meta:paragraph-count="82" meta:word-count="2335" meta:character-count="13366" meta:non-whitespace-character-count="11070"/>
  </office:meta>
</office:document-meta>
</file>